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Mangal2" svg:font-family="Mangal"/>
    <style:font-face style:name="monospace" svg:font-family="monospace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986cm" table:align="left" style:writing-mode="lr-tb"/>
    </style:style>
    <style:style style:name="Таблица2.A" style:family="table-column">
      <style:table-column-properties style:column-width="0.997cm"/>
    </style:style>
    <style:style style:name="Таблица2.B" style:family="table-column">
      <style:table-column-properties style:column-width="2.124cm"/>
    </style:style>
    <style:style style:name="Таблица2.G" style:family="table-column">
      <style:table-column-properties style:column-width="1.817cm"/>
    </style:style>
    <style:style style:name="Таблица2.H" style:family="table-column">
      <style:table-column-properties style:column-width="2.43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I1" style:family="table-cell">
      <style:table-cell-properties style:vertical-align="middle"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1.628cm"/>
    </style:style>
    <style:style style:name="Таблица4.B" style:family="table-column">
      <style:table-column-properties style:column-width="1.499cm"/>
    </style:style>
    <style:style style:name="Таблица4.C" style:family="table-column">
      <style:table-column-properties style:column-width="2cm"/>
    </style:style>
    <style:style style:name="Таблица4.D" style:family="table-column">
      <style:table-column-properties style:column-width="2.362cm"/>
    </style:style>
    <style:style style:name="Таблица4.E" style:family="table-column">
      <style:table-column-properties style:column-width="0.82cm"/>
    </style:style>
    <style:style style:name="Таблица4.F" style:family="table-column">
      <style:table-column-properties style:column-width="2.436cm"/>
    </style:style>
    <style:style style:name="Таблица4.G" style:family="table-column">
      <style:table-column-properties style:column-width="0.838cm"/>
    </style:style>
    <style:style style:name="Таблица4.I" style:family="table-column">
      <style:table-column-properties style:column-width="1.134cm"/>
    </style:style>
    <style:style style:name="Таблица4.J" style:family="table-column">
      <style:table-column-properties style:column-width="1.637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D2" style:family="table-cell">
      <style:table-cell-properties fo:padding="0.097cm" fo:border-left="0.002cm solid #000000" fo:border-right="none" fo:border-top="none" fo:border-bottom="0.002cm solid #000000"/>
    </style:style>
    <style:style style:name="Таблица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K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985cm" table:align="left" style:writing-mode="lr-tb"/>
    </style:style>
    <style:style style:name="Таблица5.A" style:family="table-column">
      <style:table-column-properties style:column-width="0.956cm"/>
    </style:style>
    <style:style style:name="Таблица5.B" style:family="table-column">
      <style:table-column-properties style:column-width="2.838cm"/>
    </style:style>
    <style:style style:name="Таблица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5.G1" style:family="table-cell">
      <style:table-cell-properties style:vertical-align="middle" fo:padding="0.097cm" fo:border="0.002cm solid #000000"/>
    </style:style>
    <style:style style:name="Таблица5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31" style:family="paragraph" style:parent-style-name="Table_20_Contents">
      <style:paragraph-properties fo:margin-left="0cm" fo:margin-right="0cm" fo:margin-top="0.141cm" fo:margin-bottom="0cm" fo:line-height="150%" fo:text-align="start" style:justify-single-word="false" fo:text-indent="0cm" style:auto-text-indent="false" fo:padding="0cm" fo:border="non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 style:text-rotation-angle="90" style:text-rotation-scale="line-heigh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style:font-name-asian="Times New Roman" style:font-size-asian="6pt" style:font-name-complex="Times New Roman" style:font-size-complex="6pt"/>
    </style:style>
    <style:style style:name="P4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4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page" style:writing-mode="lr-tb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name-asian="Times New Roman" style:font-size-asian="8pt" style:font-name-complex="Times New Roman" style:font-size-complex="8pt"/>
    </style:style>
    <style:style style:name="P45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8" style:family="text">
      <style:text-properties fo:color="#000000" style:text-line-through-style="none" style:font-name="Arial" fo:font-size="10pt" fo:language="en" fo:country="US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0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21" style:family="text">
      <style:text-properties fo:color="#000000" style:text-line-through-style="none" fo:language="ru" fo:country="RU" fo:font-style="normal" style:text-underline-style="none" fo:font-weight="bold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22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color="#000000" style:text-line-through-style="none" fo:language="ru" fo:country="RU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fo:color="#000000" style:text-line-through-style="none" style:font-name="Arial" fo:font-size="10pt" fo:language="en" fo:country="US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6" style:family="text">
      <style:text-properties fo:color="#000000" style:text-line-through-style="none" fo:language="en" fo:country="US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style:text-line-through-style="none" fo:language="en" fo:country="US" fo:font-style="normal" style:text-underline-style="none" fo:font-weight="bold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28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9" style:family="text">
      <style:text-properties fo:language="ru" fo:country="RU"/>
    </style:style>
    <style:style style:name="T30" style:family="text">
      <style:text-properties style:font-name="Arial" fo:font-size="10pt" fo:language="ru" fo:country="RU" style:font-size-asian="10pt" style:font-size-complex="10pt"/>
    </style:style>
    <style:style style:name="T31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32" style:family="text">
      <style:text-properties style:font-name="Arial" fo:font-size="10pt" fo:language="en" fo:country="US" style:font-size-asian="10pt" style:font-size-complex="10pt"/>
    </style:style>
    <style:style style:name="T3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4" style:family="text">
      <style:text-properties style:font-name="Arial" fo:font-size="10pt" style:font-size-asian="10pt" style:font-size-complex="10pt"/>
    </style:style>
    <style:style style:name="T35" style:family="text">
      <style:text-properties style:font-name="Arial" fo:language="en" fo:country="US"/>
    </style:style>
    <style:style style:name="T36" style:family="text">
      <style:text-properties style:font-name="Arial" fo:language="en" fo:country="US" fo:font-weight="bold" style:font-weight-asian="bold" style:font-weight-complex="bold"/>
    </style:style>
    <style:style style:name="T37" style:family="text">
      <style:text-properties style:font-name="Arial" fo:font-size="10pt" fo:language="ru" fo:country="RU" style:font-size-asian="10pt" style:font-size-complex="10pt"/>
    </style:style>
    <style:style style:name="T38" style:family="text">
      <style:text-properties style:font-name="Arial" fo:font-size="10pt" fo:language="en" fo:country="US" style:font-size-asian="10pt" style:font-size-complex="10pt"/>
    </style:style>
    <style:style style:name="T39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/>
    </style:style>
    <style:style style:name="T43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5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font-name="Arial1" fo:font-size="10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8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51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5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243946208" text:id="ct243946208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243946312" text:id="ct243946312">
          <text:insertion>
            <office:change-info>
              <dc:creator>&lt;анонимный&gt;</dc:creator>
              <dc:date>2013-07-17T15:54:00</dc:date>
            </office:change-info>
          </text:insertion>
        </text:changed-region>
        <text:changed-region xml:id="ct243946416" text:id="ct243946416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43946520" text:id="ct243946520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43946624" text:id="ct243946624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243946728" text:id="ct243946728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243946832" text:id="ct243946832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243946936" text:id="ct243946936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243947040" text:id="ct243947040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243947144" text:id="ct243947144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243947248" text:id="ct243947248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243947352" text:id="ct243947352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243947456" text:id="ct243947456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43947560" text:id="ct243947560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43947664" text:id="ct24394766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3947768" text:id="ct243947768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43947872" text:id="ct24394787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3947976" text:id="ct243947976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3948080" text:id="ct24394808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43948184" text:id="ct243948184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43948288" text:id="ct243948288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43948392" text:id="ct243948392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43948496" text:id="ct243948496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43948600" text:id="ct243948600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43948704" text:id="ct243948704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43948808" text:id="ct243948808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43948912" text:id="ct243948912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43949016" text:id="ct243949016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43949120" text:id="ct243949120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43949224" text:id="ct243949224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43949328" text:id="ct243949328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43949432" text:id="ct243949432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43949536" text:id="ct243949536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  <text:changed-region xml:id="ct283851384" text:id="ct283851384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83850760" text:id="ct283850760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83850656" text:id="ct283850656">
          <text:insertion>
            <office:change-info>
              <dc:creator>&lt;анонимный&gt;</dc:creator>
              <dc:date>2013-08-02T23:58:00</dc:date>
            </office:change-info>
          </text:insertion>
        </text:changed-region>
        <text:changed-region xml:id="ct283851280" text:id="ct283851280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83848576" text:id="ct283848576">
          <text:insertion>
            <office:change-info>
              <dc:creator>&lt;анонимный&gt;</dc:creator>
              <dc:date>2013-08-02T23:59:00</dc:date>
            </office:change-info>
          </text:insertion>
        </text:changed-region>
        <text:changed-region xml:id="ct283851176" text:id="ct283851176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83850968" text:id="ct283850968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83856896" text:id="ct283856896">
          <text:insertion>
            <office:change-info>
              <dc:creator>&lt;анонимный&gt;</dc:creator>
              <dc:date>2013-08-03T00:17:00</dc:date>
            </office:change-info>
          </text:insertion>
        </text:changed-region>
        <text:changed-region xml:id="ct284193960" text:id="ct284193960">
          <text:insertion>
            <office:change-info>
              <dc:creator>&lt;анонимный&gt;</dc:creator>
              <dc:date>2013-08-03T00:45:00</dc:date>
            </office:change-info>
          </text:insertion>
        </text:changed-region>
        <text:changed-region xml:id="ct284189904" text:id="ct284189904">
          <text:insertion>
            <office:change-info>
              <dc:creator>&lt;анонимный&gt;</dc:creator>
              <dc:date>2013-08-03T01:19:00</dc:date>
            </office:change-info>
          </text:insertion>
        </text:changed-region>
        <text:changed-region xml:id="ct284190944" text:id="ct284190944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84190424" text:id="ct284190424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83855336" text:id="ct283855336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83850864" text:id="ct283850864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83856792" text:id="ct283856792">
          <text:insertion>
            <office:change-info>
              <dc:creator>&lt;анонимный&gt;</dc:creator>
              <dc:date>2013-08-03T00:15:00</dc:date>
            </office:change-info>
          </text:insertion>
        </text:changed-region>
        <text:changed-region xml:id="ct283851488" text:id="ct283851488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">Министерство здравоохранения Российской Федерации</text:p>
            <text:p text:style-name="P16">ФГБУ «ФНКЦ ДГОИ им. Дмитрия Рогачева»</text:p>
          </table:table-cell>
          <table:table-cell table:style-name="Таблица3.A1" office:value-type="string">
            <text:p text:style-name="P24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5"/>
      <text:p text:style-name="P15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30"><text:span text:style-name="T12">№ медицинской карты: </text:span><text:change-start text:change-id="ct243946208"/><text:span text:style-name="T12">getData('number')</text:span><text:change-end text:change-id="ct243946208"/><text:span text:style-name="T12"> </text:span><text:span text:style-name="T32">(</text:span><text:span text:style-name="T30">Код вида оплаты:</text:span><text:span text:style-name="T17"> </text:span><text:change-start text:change-id="ct243946312"/><text:span text:style-name="T15">getFinanceCode(getData('appealType')['finance']['id'])</text:span><text:change-end text:change-id="ct243946312"/><text:span text:style-name="T12"> )</text:span></text:p>
      <text:p text:style-name="P13"/>
      <text:p text:style-name="P25"><text:span text:style-name="T22">1. Код пациента: </text:span><text:change-start text:change-id="ct243946416"/><text:span text:style-name="T19">getData('patient.id')</text:span><text:change-end text:change-id="ct243946416"/><text:span text:style-name="T20"> <text:tab/></text:span><text:span text:style-name="T22">2. Ф.И.О.: </text:span><text:change-start text:change-id="ct243946520"/><text:span text:style-name="T19">getFullName('patient.name')</text:span><text:change-end text:change-id="ct243946520"/><text:span text:style-name="T22"> </text:span></text:p>
      <text:p text:style-name="P23"><text:span text:style-name="T10">3. Пол: </text:span><text:change-start text:change-id="ct243946624"/><text:span text:style-name="T28">getSex('patient.sex')</text:span><text:change-end text:change-id="ct243946624"/><text:span text:style-name="T14"> <text:tab/></text:span><text:span text:style-name="T10">4. Дата рождения: </text:span><text:change-start text:change-id="ct243946728"/><text:span text:style-name="T12">formatDate('patient.birthDate'</text:span><text:span text:style-name="T17">)</text:span><text:change-end text:change-id="ct243946728"/><text:span text:style-name="T10"> (возраст: </text:span><text:change-start text:change-id="ct243946832"/><text:span text:style-name="T15">getData('age')</text:span><text:change-end text:change-id="ct243946832"/><text:span text:style-name="T10"> )</text:span></text:p>
      <text:p text:style-name="P11">5. Документ, удостов. личность: название, серия, номер: </text:p>
      <text:p text:style-name="P22"><text:span text:style-name="T10"><text:tab/> </text:span><text:change-start text:change-id="ct243946936"/><text:span text:style-name="T12"><office:annotation><dc:creator>&lt;анонимный&gt;</dc:creator><dc:date>2012-12-14T14:52:00.74</dc:date><text:p text:style-name="P46"><text:span text:style-name="T53">do text for idCard in data['patient']['idCards']</text:span></text:p></office:annotation></text:span><text:change-end text:change-id="ct243946936"/><text:change-start text:change-id="ct243947040"/><text:span text:style-name="T12">getData('docType.name', idCard)</text:span><text:change-end text:change-id="ct243947040"/><text:span text:style-name="T31"> </text:span><text:change-start text:change-id="ct243947144"/><text:span text:style-name="T31">getData('series', idCard)</text:span><text:change-end text:change-id="ct243947144"/><text:span text:style-name="T31"> </text:span><text:change-start text:change-id="ct243947248"/><text:span text:style-name="T31">getData('number', idCard)</text:span><text:change-end text:change-id="ct243947248"/><text:span text:style-name="T30"> </text:span></text:p>
      <text:p text:style-name="P26"><text:span text:style-name="T10">6. Адрес: регистрация по месту жительства: </text:span><text:change-start text:change-id="ct243947352"/><text:span text:style-name="T12">getAddress('patient.address.residential')</text:span><text:change-end text:change-id="ct243947352"/><text:span text:style-name="T14"> </text:span></text:p>
      <text:p text:style-name="P22"><text:span text:style-name="T10">7. Код территории проживания: </text:span><text:change-start text:change-id="ct243947456"/><text:span text:style-name="T15">getData('patient.address.residential.street.code')</text:span><text:change-end text:change-id="ct243947456"/><text:span text:style-name="T15">  </text:span><text:span text:style-name="T10">Житель: </text:span><text:change-start text:change-id="ct243947560"/><text:span text:style-name="T12">(simpleIf('patient.address.residential.localityType', 'Село', 'Город'))</text:span><text:change-end text:change-id="ct243947560"/><text:span text:style-name="T14"> </text:span></text:p>
      <text:p text:style-name="P29">8. Страховой полис (серия, номер): </text:p>
      <text:p text:style-name="P20"><text:span text:style-name="T22"><text:tab/> </text:span><text:change-start text:change-id="ct243947664"/><text:span text:style-name="T22"><office:annotation><dc:creator>&lt;анонимный&gt;</dc:creator><dc:date>2012-12-14T14:35:59.74</dc:date><text:p text:style-name="P49"><text:span text:style-name="T57">do text for payment in data['patient']['payments'] </text:span></text:p></office:annotation></text:span><text:change-end text:change-id="ct243947664"/><text:change-start text:change-id="ct243947768"/><text:span text:style-name="T19">getData('policyType.name', payment)</text:span><text:change-end text:change-id="ct243947768"/><text:span text:style-name="T19">, </text:span><text:change-start text:change-id="ct243947872"/><text:span text:style-name="T19">getData('smo.name', payment)</text:span><text:change-end text:change-id="ct243947872"/><text:span text:style-name="T19"> </text:span><text:change-start text:change-id="ct243947976"/><text:span text:style-name="T19">getData('series', payment)</text:span><text:change-end text:change-id="ct243947976"/><text:span text:style-name="T19"> </text:span><text:change-start text:change-id="ct243948080"/><text:span text:style-name="T19">getData('number', payment)</text:span><text:change-end text:change-id="ct243948080"/><text:span text:style-name="T29"> </text:span></text:p>
      <text:p text:style-name="P26"><text:span text:style-name="T10">9. Вид оплаты: </text:span><text:change-start text:change-id="ct243948184"/><text:span text:style-name="T17">getData('appealType')['finance']['name']</text:span><text:change-end text:change-id="ct243948184"/><text:span text:style-name="T10"> </text:span></text:p>
      <text:p text:style-name="P18"><text:span text:style-name="T5">10. Социальный статус: </text:span><text:change-start text:change-id="ct243948288"/><text:span text:style-name="T5"><office:annotation><dc:creator>&lt;анонимный&gt;</dc:creator><dc:date>2012-12-14T15:33:49.75</dc:date><text:p text:style-name="P49"><text:span text:style-name="T56">do text for occupation in data['patient']['occupations']</text:span></text:p></office:annotation></text:span><text:change-end text:change-id="ct243948288"/><text:change-start text:change-id="ct243948392"/><text:span text:style-name="T8">occupation['socialStatus']['status']</text:span><text:change-end text:change-id="ct243948392"/><text:span text:style-name="T8">; </text:span></text:p>
      <text:p text:style-name="P23"><text:span text:style-name="T10">11. Категория льготности: </text:span><text:change-start text:change-id="ct243948496"/><text:span text:style-name="T10"><office:annotation><dc:creator>&lt;анонимный&gt;</dc:creator><dc:date>2012-12-14T15:51:14.75</dc:date><text:p text:style-name="P49"><text:span text:style-name="T56">do text for disability in data['patient']['disabilities']</text:span></text:p></office:annotation></text:span><text:change-end text:change-id="ct243948496"/><text:change-start text:change-id="ct243948600"/><text:span text:style-name="T10">disability['disabilityType']['name']</text:span><text:change-end text:change-id="ct243948600"/><text:span text:style-name="T13"> </text:span></text:p>
      <text:p text:style-name="P18"><text:span text:style-name="T5">12. Кем направлен: </text:span><text:change-start text:change-id="ct243948704"/><text:span text:style-name="T9">getData('assignment.directed')</text:span><text:change-end text:change-id="ct243948704"/><text:span text:style-name="T7"> </text:span></text:p>
      <text:p text:style-name="P23"><text:span text:style-name="T10">13. Кем доставлен: </text:span><text:change-start text:change-id="ct243948808"/><text:span text:style-name="T17">getData('deliveredType')</text:span><text:change-end text:change-id="ct243948808"/><text:span text:style-name="T10"> </text:span></text:p>
      <text:p text:style-name="P19"><text:span text:style-name="T5">14. Диагноз направившего учреждения: </text:span><text:change-start text:change-id="ct243948912"/><text:span text:style-name="T9">findDiagnosis('diagnoses', 'assignment')['mkb']['code']</text:span><text:change-end text:change-id="ct243948912"/><text:span text:style-name="T6"> </text:span><text:span text:style-name="T9">: </text:span><text:change-start text:change-id="ct243949016"/><text:span text:style-name="T9">findDiagnosis('diagnoses', 'assignment')['mkb']['diagnosis']</text:span><text:change-end text:change-id="ct243949016"/><text:span text:style-name="T7"> </text:span></text:p>
      <text:p text:style-name="P27"><text:span text:style-name="T5">15. Диагноз приемного отделения: </text:span><text:change-start text:change-id="ct243949120"/><text:span text:style-name="T9">findDiagnosis('diagnoses', 'supply')['mkb']['code']</text:span><text:change-end text:change-id="ct243949120"/><text:span text:style-name="T9">: </text:span><text:change-start text:change-id="ct243949224"/><text:span text:style-name="T9">findDiagnosis('diagnoses', 'supply')['mkb']['diagnosis']</text:span><text:change-end text:change-id="ct243949224"/><text:span text:style-name="T7"> </text:span></text:p>
      <text:p text:style-name="P28">16. Доставлен в состоянии опьянения: </text:p>
      <text:p text:style-name="P23"><text:span text:style-name="T10">17. Госпитализирован по поводу данного заболевания в текущем году: </text:span><text:change-start text:change-id="ct243949328"/><text:span text:style-name="T17">getData('appealWithDeseaseThisYear')</text:span><text:change-end text:change-id="ct243949328"/> </text:p>
      <text:p text:style-name="P18"><text:span text:style-name="T5">18. Доставлен в стационар от начала заболевания (получения травмы): </text:span><text:change-start text:change-id="ct243949432"/><text:span text:style-name="T7">getData('deliveredAfterType')</text:span><text:change-end text:change-id="ct243949432"/><text:span text:style-name="T7"> </text:span></text:p>
      <text:p text:style-name="P10">19. Травма: </text:p>
      <text:p text:style-name="P18"><text:span text:style-name="T5">20. Дата поступления в приемное отделение: </text:span><text:change-start text:change-id="ct243949536"/><text:span text:style-name="T9">formatDateTime('rangeAppealDateTime.start')</text:span><text:change-end text:change-id="ct243949536"/><text:span text:style-name="T7"> </text:span></text:p>
      <text:p text:style-name="P10"><text:tab/>Подпись врача приемного отделения: __________________________________________________</text:p>
      <text:p text:style-name="P14"/>
      <text:p text:style-name="P43"><text:span text:style-name="T16">2</text:span><text:span text:style-name="T11">1</text:span><text:span text:style-name="T16">. </text:span><text:span text:style-name="T11">Дата выписки (смерти): </text:span><text:change-start text:change-id="ct283851384"/><text:span text:style-name="T18">formatDate('</text:span><text:span text:style-name="T41">leaved.outcomeDate</text:span><text:span text:style-name="T46">')</text:span><text:change-end text:change-id="ct283851384"/><text:span text:style-name="T42"> </text:span><text:span text:style-name="T29"> </text:span><text:span text:style-name="T11"><text:tab/><text:tab/>Время: </text:span><text:change-start text:change-id="ct283850760"/><text:span text:style-name="T49">formatTime('</text:span><text:span text:style-name="T41">leaved.outcomeDate</text:span><text:span text:style-name="T46">')</text:span><text:change-end text:change-id="ct283850760"/><text:span text:style-name="T43"> </text:span></text:p>
      <text:p text:style-name="P23"><text:span text:style-name="T11">22. Исход госпитализации:</text:span><text:span text:style-name="T30"> </text:span><text:change-start text:change-id="ct283850656"/><text:span text:style-name="T49">getData</text:span><text:span text:style-name="T52">('</text:span><text:span text:style-name="T45">leaved.hospOutcome'</text:span><text:span text:style-name="T52">)</text:span><text:change-end text:change-id="ct283850656"/><text:span text:style-name="T50"> </text:span></text:p>
      <text:p text:style-name="P12">22.1. Результат госпитализации<text:span text:style-name="T2">: </text:span><text:change-start text:change-id="ct283851280"/><text:span text:style-name="T36">getData('result.name')</text:span><text:change-end text:change-id="ct283851280"/><text:span text:style-name="T35"> </text:span></text:p>
      <text:p text:style-name="P23"><text:span text:style-name="T11">23. </text:span><text:span text:style-name="T30">Продолжительность госпитализации (койко-дней): </text:span><text:change-start text:change-id="ct283848576"/><text:span text:style-name="T18">getData</text:span><text:span text:style-name="T33">('</text:span><text:span text:style-name="T40">leaved.hospLength</text:span><text:span text:style-name="T45">')</text:span><text:change-end text:change-id="ct283848576"/><text:span text:style-name="T42"> </text:span></text:p>
      <text:p text:style-name="P23"><text:span text:style-name="T11">24. Листок нетрудоспособности: открыт </text:span><text:change-start text:change-id="ct283851176"/><text:span text:style-name="T18">formatDate</text:span><text:span text:style-name="T18">('</text:span><text:bookmark text:name="docs-internal-guid-3b9a1e70-4092-5e41-92eb-24038b26328c"/><text:span text:style-name="T46">tempInvalid.begDate</text:span><text:span text:style-name="T18">')</text:span><text:change-end text:change-id="ct283851176"/><text:span text:style-name="T11"> закрыт: </text:span><text:change-start text:change-id="ct283850968"/><text:span text:style-name="T18">formatDate</text:span><text:span text:style-name="T18">('</text:span><text:bookmark text:name="docs-internal-guid-3b9a1e70-4092-7957-c065-4bf071f25b8a"/><text:span text:style-name="T46">tempInvalid.endDate</text:span><text:span text:style-name="T18">')</text:span><text:change-end text:change-id="ct283850968"/><text:span text:style-name="T16"> </text:span></text:p>
      <text:p text:style-name="P23"><text:span text:style-name="T11">24.1. </text:span><text:span text:style-name="T34">По уходу за больным      Полных лет:  </text:span><text:change-start text:change-id="ct283856896"/><text:span text:style-name="T32">getData('</text:span><text:bookmark text:name="docs-internal-guid-3b9a1e70-4093-4c12-42f6-8af3e7eb4e4c"/><text:span text:style-name="T44">tempInvalid.age</text:span><text:span text:style-name="T32">')</text:span><text:change-end text:change-id="ct283856896"/><text:span text:style-name="T34">  Пол: муж 1           жен 2   <text:line-break/></text:span><text:span text:style-name="T11">25. </text:span><text:span text:style-name="T34">Движение пациента по отделениям: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column table:style-name="Таблица2.B"/>
        <table:table-row>
          <table:table-cell table:style-name="Таблица2.A1" office:value-type="string">
            <text:p text:style-name="P33">№</text:p>
          </table:table-cell>
          <table:table-cell table:style-name="Таблица2.A1" office:value-type="string">
            <text:p text:style-name="P33">Код отделения</text:p>
          </table:table-cell>
          <table:table-cell table:style-name="Таблица2.A1" office:value-type="string">
            <text:p text:style-name="P33">Профиль коек</text:p>
          </table:table-cell>
          <table:table-cell table:style-name="Таблица2.A1" office:value-type="string">
            <text:p text:style-name="P33">Код врача</text:p>
          </table:table-cell>
          <table:table-cell table:style-name="Таблица2.A1" office:value-type="string">
            <text:p text:style-name="P33">Дата</text:p>
            <text:p text:style-name="P33">поступления</text:p>
          </table:table-cell>
          <table:table-cell table:style-name="Таблица2.A1" office:value-type="string">
            <text:p text:style-name="P33">Дата</text:p>
            <text:p text:style-name="P33">выписки,</text:p>
            <text:p text:style-name="P33">перевода</text:p>
          </table:table-cell>
          <table:table-cell table:style-name="Таблица2.A1" office:value-type="string">
            <text:p text:style-name="P33">Код</text:p>
            <text:p text:style-name="P33">диагноза по МКБ</text:p>
          </table:table-cell>
          <table:table-cell table:style-name="Таблица2.A1" office:value-type="string">
            <text:p text:style-name="P33">Код медицинского стандарта</text:p>
          </table:table-cell>
          <table:table-cell table:style-name="Таблица2.I1" office:value-type="string">
            <text:p text:style-name="P33">Код прерванного </text:p>
            <text:p text:style-name="P33">случая</text:p>
          </table:table-cell>
        </table:table-row>
        <table:table-row>
          <table:table-cell table:style-name="Таблица2.A2" office:value-type="float" office:value="1">
            <text:p text:style-name="P39">1</text:p>
          </table:table-cell>
          <table:table-cell table:style-name="Таблица2.A2" office:value-type="float" office:value="2">
            <text:p text:style-name="P39">2</text:p>
          </table:table-cell>
          <table:table-cell table:style-name="Таблица2.A2" office:value-type="float" office:value="3">
            <text:p text:style-name="P39">3</text:p>
          </table:table-cell>
          <table:table-cell table:style-name="Таблица2.A2" office:value-type="float" office:value="4">
            <text:p text:style-name="P39">4</text:p>
          </table:table-cell>
          <table:table-cell table:style-name="Таблица2.A2" office:value-type="float" office:value="5">
            <text:p text:style-name="P39">5</text:p>
          </table:table-cell>
          <table:table-cell table:style-name="Таблица2.A2" office:value-type="float" office:value="6">
            <text:p text:style-name="P39">6</text:p>
          </table:table-cell>
          <table:table-cell table:style-name="Таблица2.A2" office:value-type="float" office:value="7">
            <text:p text:style-name="P39">7</text:p>
          </table:table-cell>
          <table:table-cell table:style-name="Таблица2.A2" office:value-type="float" office:value="8">
            <text:p text:style-name="P39">8</text:p>
          </table:table-cell>
          <table:table-cell table:style-name="Таблица2.I2" office:value-type="float" office:value="9">
            <text:p text:style-name="P39">9</text:p>
          </table:table-cell>
        </table:table-row>
        <table:table-row>
          <table:table-cell table:style-name="Таблица2.A3" office:value-type="string">
            <text:p text:style-name="P32"><office:annotation><dc:creator>&lt;анонимный&gt;</dc:creator><dc:date>2013-08-03T00:55:30.23</dc:date><text:p text:style-name="P47"><text:span text:style-name="T54">do row for moving in data['movings']</text:span></text:p></office:annotation> </text:p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I3" office:value-type="string">
            <text:p text:style-name="P32"/>
          </table:table-cell>
        </table:table-row>
      </table:table>
      <text:p text:style-name="P12"/>
      <text:p text:style-name="P21"><text:span text:style-name="T23">26. </text:span>Хирургические операции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C"/>
        <table:table-column table:style-name="Таблица4.I"/>
        <table:table-column table:style-name="Таблица4.J" table:number-columns-repeated="2"/>
        <table:table-row>
          <table:table-cell table:style-name="Таблица4.A1" table:number-rows-spanned="2" office:value-type="string">
            <text:p text:style-name="P34">Дата,</text:p>
            <text:p text:style-name="P34">час</text:p>
          </table:table-cell>
          <table:table-cell table:style-name="Таблица4.A1" table:number-rows-spanned="2" office:value-type="string">
            <text:p text:style-name="P34">Код хирурга</text:p>
          </table:table-cell>
          <table:table-cell table:style-name="Таблица4.A1" table:number-rows-spanned="2" office:value-type="string">
            <text:p text:style-name="P34">Код отделения</text:p>
          </table:table-cell>
          <table:table-cell table:style-name="Таблица4.A1" table:number-columns-spanned="2" office:value-type="string">
            <text:p text:style-name="P34">Операция</text:p>
          </table:table-cell>
          <table:covered-table-cell/>
          <table:table-cell table:style-name="Таблица4.A1" table:number-columns-spanned="2" office:value-type="string">
            <text:p text:style-name="P34">Осложнение</text:p>
          </table:table-cell>
          <table:covered-table-cell/>
          <table:table-cell table:style-name="Таблица4.A1" table:number-rows-spanned="2" office:value-type="string">
            <text:p text:style-name="P34">Анестезия</text:p>
          </table:table-cell>
          <table:table-cell table:style-name="Таблица4.I1" table:number-columns-spanned="3" office:value-type="string">
            <text:p text:style-name="P34">Использование</text:p>
            <text:p text:style-name="P34">спец. аппаратуры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D2" office:value-type="string">
            <text:p text:style-name="P36">Наименование</text:p>
          </table:table-cell>
          <table:table-cell table:style-name="Таблица4.D2" office:value-type="string">
            <text:p text:style-name="P36">Код</text:p>
          </table:table-cell>
          <table:table-cell table:style-name="Таблица4.D2" office:value-type="string">
            <text:p text:style-name="P36">Наименование</text:p>
          </table:table-cell>
          <table:table-cell table:style-name="Таблица4.D2" office:value-type="string">
            <text:p text:style-name="P36">Код</text:p>
          </table:table-cell>
          <table:covered-table-cell/>
          <table:table-cell table:style-name="Таблица4.D2" office:value-type="string">
            <text:p text:style-name="P36">Энд.</text:p>
          </table:table-cell>
          <table:table-cell table:style-name="Таблица4.D2" office:value-type="string">
            <text:p text:style-name="P36">Лазер.</text:p>
          </table:table-cell>
          <table:table-cell table:style-name="Таблица4.K2" office:value-type="string">
            <text:p text:style-name="P36">Криог.</text:p>
          </table:table-cell>
        </table:table-row>
        <table:table-row>
          <table:table-cell table:style-name="Таблица4.A3" office:value-type="float" office:value="1">
            <text:p text:style-name="P40">1</text:p>
          </table:table-cell>
          <table:table-cell table:style-name="Таблица4.A3" office:value-type="float" office:value="2">
            <text:p text:style-name="P40">2</text:p>
          </table:table-cell>
          <table:table-cell table:style-name="Таблица4.A3" office:value-type="float" office:value="3">
            <text:p text:style-name="P40">3</text:p>
          </table:table-cell>
          <table:table-cell table:style-name="Таблица4.A3" office:value-type="float" office:value="4">
            <text:p text:style-name="P40">4</text:p>
          </table:table-cell>
          <table:table-cell table:style-name="Таблица4.A3" office:value-type="float" office:value="5">
            <text:p text:style-name="P40">5</text:p>
          </table:table-cell>
          <table:table-cell table:style-name="Таблица4.A3" office:value-type="float" office:value="6">
            <text:p text:style-name="P40">6</text:p>
          </table:table-cell>
          <table:table-cell table:style-name="Таблица4.A3" office:value-type="float" office:value="7">
            <text:p text:style-name="P40">7</text:p>
          </table:table-cell>
          <table:table-cell table:style-name="Таблица4.A3" office:value-type="float" office:value="8">
            <text:p text:style-name="P40">8</text:p>
          </table:table-cell>
          <table:table-cell table:style-name="Таблица4.A3" office:value-type="float" office:value="9">
            <text:p text:style-name="P40">9</text:p>
          </table:table-cell>
          <table:table-cell table:style-name="Таблица4.A3" office:value-type="float" office:value="10">
            <text:p text:style-name="P40">10</text:p>
          </table:table-cell>
          <table:table-cell table:style-name="Таблица4.K3" office:value-type="float" office:value="11">
            <text:p text:style-name="P40">11</text:p>
          </table:table-cell>
        </table:table-row>
        <table:table-row>
          <table:table-cell table:style-name="Таблица4.D2" office:value-type="string">
            <text:p text:style-name="P35"><office:annotation><dc:creator>&lt;анонимный&gt;</dc:creator><dc:date>2013-08-03T00:32:04.78</dc:date><text:p text:style-name="P48"><text:span text:style-name="T55">do row for operation in data['operations']</text:span></text:p></office:annotation> <text:span text:style-name="T2">formatDate('begDate', operation) – formatDate('endDate', <text:s/>operation)</text:span></text:p>
          </table:table-cell>
          <table:table-cell table:style-name="Таблица4.D2" office:value-type="string">
            <text:p text:style-name="P44">getData('personCode', operation) <text:line-break/>getFullName('personName.name', operation)</text:p>
          </table:table-cell>
          <table:table-cell table:style-name="Таблица4.D2" office:value-type="string">
            <text:p text:style-name="P35"/>
          </table:table-cell>
          <table:table-cell table:style-name="Таблица4.D2" office:value-type="string">
            <text:p text:style-name="P44">getData('operationName', operation)</text:p>
          </table:table-cell>
          <table:table-cell table:style-name="Таблица4.D2" office:value-type="string">
            <text:p text:style-name="P35"/>
          </table:table-cell>
          <table:table-cell table:style-name="Таблица4.D2" office:value-type="string">
            <text:p text:style-name="P35"><text:span text:style-name="T2">getData('c</text:span>omplicationName, <text:span text:style-name="T2">operation)</text:span></text:p>
          </table:table-cell>
          <table:table-cell table:style-name="Таблица4.D2" office:value-type="string">
            <text:p text:style-name="P35"/>
          </table:table-cell>
          <table:table-cell table:style-name="Таблица4.D2" office:value-type="string">
            <text:p text:style-name="P35"><text:span text:style-name="T2">getData('m</text:span>ethodAnesthesia, <text:s/><text:span text:style-name="T2">operation)</text:span></text:p>
          </table:table-cell>
          <table:table-cell table:style-name="Таблица4.D2" office:value-type="string">
            <text:p text:style-name="P35"/>
          </table:table-cell>
          <table:table-cell table:style-name="Таблица4.D2" office:value-type="string">
            <text:p text:style-name="P35"/>
          </table:table-cell>
          <table:table-cell table:style-name="Таблица4.K2" office:value-type="string">
            <text:p text:style-name="P35"/>
          </table:table-cell>
        </table:table-row>
      </table:table>
      <text:p text:style-name="P14"/>
      <text:p text:style-name="P23"><text:span text:style-name="T11">27. </text:span><text:span text:style-name="T34">Обследован: </text:span><text:span text:style-name="T32">RW</text:span><text:span text:style-name="T34">1 </text:span><text:span text:style-name="T32">[ </text:span><text:change-start text:change-id="ct284193960"/><text:span text:style-name="T32">getData('</text:span><text:bookmark text:name="docs-internal-guid-3b9a1e70-40c6-b6c9-7a31-cda8b557f9b9"/><text:span text:style-name="T50">laboratory.RW</text:span><text:span text:style-name="T32">')</text:span><text:change-end text:change-id="ct284193960"/><text:span text:style-name="T32"> ] <text:tab/>AIDS</text:span><text:span text:style-name="T34">2 </text:span><text:span text:style-name="T32">[ <text:s/>]</text:span></text:p>
      <text:p text:style-name="P21"><text:span text:style-name="T23">28. </text:span>Диагноз стационара (при выписке): 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row>
          <table:table-cell table:style-name="Таблица5.A1" office:value-type="string">
            <text:p text:style-name="P34"/>
          </table:table-cell>
          <table:table-cell table:style-name="Таблица5.A1" office:value-type="string">
            <text:p text:style-name="P38">Основное заболевание</text:p>
          </table:table-cell>
          <table:table-cell table:style-name="Таблица5.A1" office:value-type="string">
            <text:p text:style-name="P34">Код </text:p>
            <text:p text:style-name="P34">МКБ</text:p>
          </table:table-cell>
          <table:table-cell table:style-name="Таблица5.A1" office:value-type="string">
            <text:p text:style-name="P34">Осложнение</text:p>
          </table:table-cell>
          <table:table-cell table:style-name="Таблица5.A1" office:value-type="string">
            <text:p text:style-name="P34">Код </text:p>
            <text:p text:style-name="P34">МКБ</text:p>
          </table:table-cell>
          <table:table-cell table:style-name="Таблица5.A1" office:value-type="string">
            <text:p text:style-name="P34">Сопутствующее</text:p>
            <text:p text:style-name="P34">заболевание</text:p>
          </table:table-cell>
          <table:table-cell table:style-name="Таблица5.G1" office:value-type="string">
            <text:p text:style-name="P34">Код </text:p>
            <text:p text:style-name="P34">МКБ</text:p>
          </table:table-cell>
        </table:table-row>
        <table:table-row>
          <table:table-cell table:style-name="Таблица5.A2" office:value-type="string">
            <text:p text:style-name="P37">Клинический<text:line-break/> заключительны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G2" office:value-type="string">
            <text:p text:style-name="P35"/>
          </table:table-cell>
        </table:table-row>
        <table:table-row>
          <table:table-cell table:style-name="Таблица5.B2" office:value-type="string">
            <text:p text:style-name="P37">Патолого-<text:line-break/>анатомический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G2" office:value-type="string">
            <text:p text:style-name="P35"/>
          </table:table-cell>
        </table:table-row>
      </table:table>
      <text:p text:style-name="P12"/>
      <text:p text:style-name="P12">29. Дефекты догоспитального этапа: </text:p>
      <text:p text:style-name="P21"><text:span text:style-name="T23">30. </text:span><text:span text:style-name="T21">Код вида ВМП</text:span><text:span text:style-name="T23">: </text:span><text:span text:style-name="T26">getData('</text:span><text:span text:style-name="T23">quoting.quotaType_id</text:span><text:span text:style-name="T26">') </text:span><text:change-start text:change-id="ct284189904"/><text:span text:style-name="T26">getData('</text:span><text:span text:style-name="T23">quoting.quotaTypeName</text:span><text:span text:style-name="T26">')</text:span><text:change-end text:change-id="ct284189904"/><text:span text:style-name="T26"> </text:span></text:p>
      <text:p text:style-name="P21"><text:span text:style-name="T21">Метод лечения</text:span><text:span text:style-name="T23">: </text:span><text:change-start text:change-id="ct284190944"/><text:span text:style-name="T26">getData('</text:span><text:span text:style-name="T23">quoting.treatmentName</text:span><text:span text:style-name="T26">')</text:span><text:change-end text:change-id="ct284190944"/><text:span text:style-name="T26"> </text:span></text:p>
      <text:p text:style-name="P21"><text:span text:style-name="T21">Модель пациента</text:span><text:span text:style-name="T23">: </text:span><text:change-start text:change-id="ct284190424"/><text:span text:style-name="T26">getData('</text:span><text:span text:style-name="T23">quoting.patientModelName</text:span><text:span text:style-name="T26">')</text:span><text:change-end text:change-id="ct284190424"/><text:span text:style-name="T23"> </text:span></text:p>
      <text:p text:style-name="P23"><text:span text:style-name="T11">31. Дата следующей госпитализации в текущем году: </text:span><text:change-start text:change-id="ct283855336"/><text:span text:style-name="T18">getData('</text:span><text:span text:style-name="T41">leaved.nextHospDate</text:span><text:span text:style-name="T46">')</text:span><text:change-end text:change-id="ct283855336"/><text:span text:style-name="T42"> </text:span></text:p>
      <text:p text:style-name="P23"><text:soft-page-break/><text:span text:style-name="T11">Отделение госпитализации: </text:span><text:change-start text:change-id="ct283850864"/><text:span text:style-name="T18">getData ('</text:span><text:span text:style-name="T46">leaved.nextHospDepartment.name')</text:span><text:change-end text:change-id="ct283850864"/><text:span text:style-name="T42"> </text:span></text:p>
      <text:p text:style-name="P23"><text:span text:style-name="T11">Источник финансирования следующей госпитализации: </text:span><text:change-start text:change-id="ct283856792"/><text:span text:style-name="T49">getData('</text:span><text:span text:style-name="T46">leaved.nextHospFinanceType')</text:span><text:change-end text:change-id="ct283856792"/><text:span text:style-name="T43"> </text:span></text:p>
      <text:p text:style-name="P12"/>
      <text:p text:style-name="P12"/>
      <text:p text:style-name="P45"><text:span text:style-name="T16">Подпись лечащего врача _______________________ </text:span><text:span text:style-name="T11">/ </text:span><text:change-start text:change-id="ct283851488"/><text:span text:style-name="T49">getFullName('</text:span><text:span text:style-name="T46">leaved.leavedDoctor.name')</text:span><text:change-end text:change-id="ct283851488"/><text:span text:style-name="T11"> /</text:span></text:p>
      <text:p text:style-name="P31"/>
      <text:p text:style-name="P31">Подпись заведующего отделением _______________________ <text:span text:style-name="T29">/ ФИО 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Mangal2" svg:font-family="Mangal"/>
    <style:font-face style:name="monospace" svg:font-family="monospace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107986800" text:id="ct107986800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243945792" text:id="ct243945792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43945896" text:id="ct243945896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43946000" text:id="ct243946000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107986800"/><text:span text:style-name="MT1">getData('patient.id')</text:span><text:change-end text:change-id="ct107986800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243945792"/><text:span text:style-name="MT2">getData('id')</text:span><text:change-end text:change-id="ct243945792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43945896"/>getBarcode39('<text:span text:style-name="MT3">patient.id</text:span>')<text:change-end text:change-id="ct243945896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243946000"/>getBarcode39(<text:span text:style-name="MT4">'id'</text:span>)<text:change-end text:change-id="ct243946000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8-03T01:19:14.67</dc:date>
    <meta:editing-duration>PT7H9M23S</meta:editing-duration>
    <meta:editing-cycles>75</meta:editing-cycles>
    <meta:generator>OpenOffice.org/3.4.1$Win32 OpenOffice.org_project/341m1$Build-9593</meta:generator>
    <meta:document-statistic meta:table-count="5" meta:image-count="0" meta:object-count="0" meta:page-count="3" meta:paragraph-count="118" meta:word-count="401" meta:character-count="4293"/>
  </office:meta>
</office:document-meta>
</file>